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A070EBD1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BestellinfoTab" style:family="table" style:master-page-name="">
      <style:table-properties style:width="17cm" style:page-number="auto" table:align="margins" style:shadow="none"/>
    </style:style>
    <style:style style:name="BestellinfoTab.A" style:family="table-column">
      <style:table-column-properties style:column-width="8.001cm" style:rel-column-width="4536*"/>
    </style:style>
    <style:style style:name="BestellinfoTab.B" style:family="table-column">
      <style:table-column-properties style:column-width="8.999cm" style:rel-column-width="5102*"/>
    </style:style>
    <style:style style:name="BestellinfoTab.A1" style:family="table-cell">
      <style:table-cell-properties fo:background-color="#eeeeee" fo:padding="0.097cm" fo:border="0.05pt solid #000000">
        <style:background-image/>
      </style:table-cell-properties>
    </style:style>
    <style:style style:name="BestellinfoTab.A2" style:family="table-cell">
      <style:table-cell-properties fo:padding="0.097cm" fo:border-left="0.05pt solid #000000" fo:border-right="none" fo:border-top="none" fo:border-bottom="0.05pt solid #000000"/>
    </style:style>
    <style:style style:name="BestellinfoTab.B2" style:family="table-cell">
      <style:table-cell-properties fo:padding="0.097cm" fo:border-left="0.05pt solid #000000" fo:border-right="0.05pt solid #000000" fo:border-top="none" fo:border-bottom="0.05pt solid #000000"/>
    </style:style>
    <style:style style:name="BestellinfoTab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BestellinfoTab.A4" style:family="table-cell">
      <style:table-cell-properties fo:padding="0.097cm" fo:border-left="0.05pt solid #000000" fo:border-right="0.05pt solid #000000" fo:border-top="none" fo:border-bottom="0.05pt solid #000000"/>
    </style:style>
    <style:style style:name="BestellinfoTab.B4" style:family="table-cell">
      <style:table-cell-properties fo:padding="0.097cm" fo:border-left="0.05pt solid #000000" fo:border-right="0.05pt solid #000000" fo:border-top="none" fo:border-bottom="0.05pt solid #000000"/>
    </style:style>
    <style:style style:name="BestellinfoTab.A6" style:family="table-cell">
      <style:table-cell-properties fo:padding="0.097cm" fo:border-left="0.05pt solid #000000" fo:border-right="0.05pt solid #000000" fo:border-top="none" fo:border-bottom="0.05pt solid #000000"/>
    </style:style>
    <style:style style:name="BestellinfoTab.B6" style:family="table-cell">
      <style:table-cell-properties fo:padding="0.097cm" fo:border-left="0.05pt solid #000000" fo:border-right="0.05pt solid #000000" fo:border-top="none" fo:border-bottom="0.05pt solid #000000"/>
    </style:style>
    <style:style style:name="BestellinfoTab.A7" style:family="table-cell">
      <style:table-cell-properties fo:padding="0.097cm" fo:border-left="0.05pt solid #000000" fo:border-right="0.05pt solid #000000" fo:border-top="none" fo:border-bottom="0.05pt solid #000000"/>
    </style:style>
    <style:style style:name="BestellinfoTab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kelTab" style:family="table">
      <style:table-properties style:width="16.986cm" table:align="left"/>
    </style:style>
    <style:style style:name="ArtikelTab.A" style:family="table-column">
      <style:table-column-properties style:column-width="1.21cm"/>
    </style:style>
    <style:style style:name="ArtikelTab.B" style:family="table-column">
      <style:table-column-properties style:column-width="1.478cm"/>
    </style:style>
    <style:style style:name="ArtikelTab.C" style:family="table-column">
      <style:table-column-properties style:column-width="1.102cm"/>
    </style:style>
    <style:style style:name="ArtikelTab.D" style:family="table-column">
      <style:table-column-properties style:column-width="5.203cm"/>
    </style:style>
    <style:style style:name="ArtikelTab.E" style:family="table-column">
      <style:table-column-properties style:column-width="2.595cm"/>
    </style:style>
    <style:style style:name="ArtikelTab.F" style:family="table-column">
      <style:table-column-properties style:column-width="1.804cm"/>
    </style:style>
    <style:style style:name="ArtikelTab.G" style:family="table-column">
      <style:table-column-properties style:column-width="2.397cm"/>
    </style:style>
    <style:style style:name="ArtikelTab.H" style:family="table-column">
      <style:table-column-properties style:column-width="1.196cm"/>
    </style:style>
    <style:style style:name="ArtikelTab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kelTab.H1" style:family="table-cell">
      <style:table-cell-properties fo:padding="0.097cm" fo:border="0.05pt solid #000000"/>
    </style:style>
    <style:style style:name="ArtikelTab.A2" style:family="table-cell">
      <style:table-cell-properties fo:padding="0.097cm" fo:border-left="0.05pt solid #000000" fo:border-right="none" fo:border-top="none" fo:border-bottom="0.05pt solid #000000"/>
    </style:style>
    <style:style style:name="ArtikelTab.H2" style:family="table-cell">
      <style:table-cell-properties fo:padding="0.097cm" fo:border-left="0.05pt solid #000000" fo:border-right="0.05pt solid #000000" fo:border-top="none" fo:border-bottom="0.05pt solid #000000"/>
    </style:style>
    <style:style style:name="ErstelltAmTab" style:family="table" style:master-page-name="">
      <style:table-properties style:width="6.795cm" style:page-number="auto" table:align="left" style:shadow="none" fo:keep-with-next="always" style:may-break-between-rows="false"/>
    </style:style>
    <style:style style:name="ErstelltAmTab.A" style:family="table-column">
      <style:table-column-properties style:column-width="2.309cm"/>
    </style:style>
    <style:style style:name="ErstelltAmTab.B" style:family="table-column">
      <style:table-column-properties style:column-width="4.486cm"/>
    </style:style>
    <style:style style:name="ErstelltAmTab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ErstelltAmTab.B1" style:family="table-cell">
      <style:table-cell-properties fo:background-color="transparent" fo:padding="0.097cm" fo:border="0.05pt solid #000000">
        <style:background-image/>
      </style:table-cell-properties>
    </style:style>
    <style:style style:name="ErstelltAmTab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ErstelltAmTab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23f75a" officeooo:paragraph-rsid="0023f75a"/>
    </style:style>
    <style:style style:name="P2" style:family="paragraph" style:parent-style-name="Standard">
      <style:text-properties officeooo:paragraph-rsid="004508ae"/>
    </style:style>
    <style:style style:name="P3" style:family="paragraph" style:parent-style-name="Standard">
      <loext:graphic-properties draw:fill="none"/>
      <style:paragraph-properties fo:margin-left="0.199cm" fo:margin-right="0cm" fo:line-height="100%" fo:text-indent="-0.199cm" style:auto-text-indent="false" style:shadow="none" text:number-lines="false" text:line-number="0">
        <style:tab-stops/>
      </style:paragraph-properties>
      <style:text-properties style:font-name="Arial" fo:font-size="10pt" fo:font-weight="normal" officeooo:rsid="003c4757" officeooo:paragraph-rsid="004e8662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line-height="100%" fo:text-indent="-0.199cm" style:auto-text-indent="false" style:shadow="none" text:number-lines="false" text:line-number="0">
        <style:tab-stops/>
      </style:paragraph-properties>
      <style:text-properties style:font-name="Arial" fo:font-size="9pt" fo:font-weight="bold" officeooo:rsid="003c4757" officeooo:paragraph-rsid="004e8662" fo:background-color="#eeeeee" style:font-size-asian="9pt" style:font-weight-asian="bold" style:font-size-complex="9pt" style:font-weight-complex="bold"/>
    </style:style>
    <style:style style:name="P5" style:family="paragraph" style:parent-style-name="Standard" style:master-page-name="">
      <style:paragraph-properties fo:orphans="3" style:page-number="auto" fo:keep-with-next="always"/>
      <style:text-properties officeooo:rsid="0023f75a" officeooo:paragraph-rsid="0023f75a"/>
    </style:style>
    <style:style style:name="P6" style:family="paragraph" style:parent-style-name="Table_20_Contents">
      <style:text-properties style:font-name="Arial" fo:font-size="10pt" officeooo:rsid="00307d23" officeooo:paragraph-rsid="00307d23" style:font-size-asian="10pt" style:font-size-complex="10pt"/>
    </style:style>
    <style:style style:name="P7" style:family="paragraph" style:parent-style-name="Table_20_Contents">
      <style:text-properties style:font-name="Arial" fo:font-size="10pt" officeooo:rsid="003f6601" officeooo:paragraph-rsid="004508ae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officeooo:rsid="00307d23" officeooo:paragraph-rsid="00307d23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officeooo:rsid="00307d23" officeooo:paragraph-rsid="00307d23"/>
    </style:style>
    <style:style style:name="P10" style:family="paragraph" style:parent-style-name="Table_20_Contents">
      <style:text-properties style:font-name="Arial" fo:font-size="9pt" fo:font-weight="normal" officeooo:rsid="0028e574" officeooo:paragraph-rsid="0028e574" fo:background-color="transparent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Arial" fo:font-size="9pt" fo:font-weight="normal" officeooo:rsid="0039b9ff" officeooo:paragraph-rsid="0039b9ff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rsid="004ab3d1" officeooo:paragraph-rsid="004ab3d1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rsid="0050b3a8" officeooo:paragraph-rsid="0050b3a8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rsid="00582fb7" officeooo:paragraph-rsid="00582fb7" style:font-size-asian="9pt" style:font-size-complex="9pt"/>
    </style:style>
    <style:style style:name="P16" style:family="paragraph" style:parent-style-name="Table_20_Contents">
      <style:text-properties fo:font-size="10pt" officeooo:paragraph-rsid="004508ae" style:font-size-asian="10pt" style:font-size-complex="10pt"/>
    </style:style>
    <style:style style:name="P17" style:family="paragraph" style:parent-style-name="Table_20_Contents">
      <style:text-properties fo:color="#c5000b" style:font-name="Arial" fo:font-size="9pt" fo:font-weight="bold" officeooo:rsid="0037cd0d" officeooo:paragraph-rsid="0037cd0d" fo:background-color="transparent" style:font-size-asian="9pt" style:font-weight-asian="bold" style:font-size-complex="9pt" style:font-weight-complex="bold"/>
    </style:style>
    <style:style style:name="P18" style:family="paragraph" style:parent-style-name="Table_20_Contents">
      <loext:graphic-properties draw:fill="none"/>
      <style:paragraph-properties fo:margin-left="3.799cm" fo:margin-right="0cm" fo:text-indent="-3.799cm" style:auto-text-indent="false"/>
      <style:text-properties style:font-name="Arial" fo:font-size="10pt" fo:font-weight="bold" officeooo:rsid="00259fba" officeooo:paragraph-rsid="0027317f" style:font-size-asian="10pt" style:font-weight-asian="bold" style:font-size-complex="10pt" style:font-weight-complex="bold"/>
    </style:style>
    <style:style style:name="P19" style:family="paragraph" style:parent-style-name="Table_20_Contents">
      <loext:graphic-properties draw:fill="none"/>
      <style:paragraph-properties fo:margin-left="0.199cm" fo:margin-right="0cm" fo:line-height="150%" fo:text-indent="-0.199cm" style:auto-text-indent="false" style:shadow="none" text:number-lines="false" text:line-number="0"/>
      <style:text-properties style:font-name="Arial" officeooo:rsid="00307d23" officeooo:paragraph-rsid="00307d23"/>
    </style:style>
    <style:style style:name="P20" style:family="paragraph" style:parent-style-name="Table_20_Contents">
      <style:paragraph-properties fo:keep-with-next="always"/>
      <style:text-properties fo:font-size="10pt" officeooo:paragraph-rsid="004508ae" style:font-size-asian="10pt" style:font-size-complex="10pt"/>
    </style:style>
    <style:style style:name="P21" style:family="paragraph" style:parent-style-name="Frame_20_contents">
      <style:text-properties style:font-name="Arial" fo:font-size="10pt" officeooo:rsid="005006c6" officeooo:paragraph-rsid="005006c6" style:font-size-asian="10pt" style:font-size-complex="10pt"/>
    </style:style>
    <style:style style:name="P22" style:family="paragraph" style:parent-style-name="Frame_20_contents">
      <style:paragraph-properties fo:text-align="start" style:justify-single-word="false">
        <style:tab-stops>
          <style:tab-stop style:position="4.706cm" style:type="char" style:char=","/>
        </style:tab-stops>
      </style:paragraph-properties>
      <style:text-properties style:font-name="Arial" fo:font-size="10pt" fo:font-weight="bold" officeooo:rsid="003d61d7" officeooo:paragraph-rsid="003d61d7" style:font-size-asian="10pt" style:font-weight-asian="bold" style:font-size-complex="10pt" style:font-weight-complex="bold"/>
    </style:style>
    <style:style style:name="P23" style:family="paragraph" style:parent-style-name="WAWIArtTabLinks">
      <style:text-properties officeooo:rsid="005dacbc" officeooo:paragraph-rsid="005dacbc"/>
    </style:style>
    <style:style style:name="T1" style:family="text">
      <style:text-properties officeooo:rsid="001c5256"/>
    </style:style>
    <style:style style:name="T2" style:family="text">
      <style:text-properties fo:font-weight="normal" officeooo:rsid="001c5256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fo:font-weight="bold" style:font-size-asian="16pt" style:font-weight-asian="bold" style:font-size-complex="16pt" style:font-weight-complex="bold" fo:padding="0.101cm" fo:border="0.99pt solid #000000" style:shadow="none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weight="normal" officeooo:rsid="00278f47" style:font-size-asian="9pt" style:font-weight-asian="normal" style:font-size-complex="9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50b3a8"/>
    </style:style>
    <style:style style:name="T9" style:family="text">
      <style:text-properties officeooo:rsid="00582fb7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101cm" fo:margin-right="0.199cm" fo:margin-top="0.101cm" fo:margin-bottom="0cm" style:vertical-pos="from-top" style:vertical-rel="paragraph" style:horizontal-pos="from-left" style:horizontal-rel="paragraph" fo:padding="0.101cm" fo:border-left="none" fo:border-right="none" fo:border-top="0.26pt solid #000000" fo:border-bottom="none" style:shadow="none" draw:shadow-opacity="100%"/>
    </style:style>
    <style:style style:name="fr3" style:family="graphic" style:parent-style-name="Graphics">
      <style:graphic-properties style:run-through="foreground" style:wrap="none" style:vertical-pos="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estellinfoTab" table:style-name="BestellinfoTab">
        <table:table-column table:style-name="BestellinfoTab.A"/>
        <table:table-column table:style-name="BestellinfoTab.B"/>
        <table:table-row>
          <table:table-cell table:style-name="BestellinfoTab.A1" table:number-columns-spanned="2" office:value-type="string">
            <text:p text:style-name="WAWITabHeader1">Lieferant</text:p>
          </table:table-cell>
          <table:covered-table-cell/>
        </table:table-row>
        <table:table-row>
          <table:table-cell table:style-name="BestellinfoTab.A2" office:value-type="string">
            <text:p text:style-name="WAWITabHeader2">Firma/Organisation</text:p>
            <text:p text:style-name="WAWITabStandard">Imash Italy</text:p>
            <text:p text:style-name="WAWITabStandard">Adresse</text:p>
            <text:p text:style-name="WAWITabStandard"><text:a xlink:type="simple" xlink:href="mailto:office@imash.it" text:style-name="Internet_20_link" text:visited-style-name="Visited_20_Internet_20_Link"><text:span text:style-name="T5">office@imash.it</text:span></text:a></text:p>
            <text:p text:style-name="WAWITabStandard">www.imash.it</text:p>
          </table:table-cell>
          <table:table-cell table:style-name="BestellinfoTab.B2" office:value-type="string">
            <text:p text:style-name="WAWITabHeader2">UID-Nummer</text:p>
            <text:p text:style-name="WAWITabStandard">sdfsdfdsfdsf</text:p>
            <text:p text:style-name="P10"/>
            <text:p text:style-name="P17">Achtung: steuerfreie innergemeinschaftliche Lieferung</text:p>
          </table:table-cell>
        </table:table-row>
        <table:table-row>
          <table:table-cell table:style-name="BestellinfoTab.A3" table:number-columns-spanned="2" office:value-type="string">
            <text:p text:style-name="WAWITabHeader1">Auftraggeber</text:p>
          </table:table-cell>
          <table:covered-table-cell/>
        </table:table-row>
        <table:table-row>
          <table:table-cell table:style-name="BestellinfoTab.A6" office:value-type="string">
            <text:p text:style-name="WAWITabHeader2">Firma/Organisation</text:p>
            <text:p text:style-name="WAWITabStandard"><text:span text:style-name="T2">FH Technikum Wien</text:span></text:p>
            <text:p text:style-name="WAWITabStandard"/>
            <text:p text:style-name="P18"><text:span text:style-name="T1">Rechnungsanschrift</text:span></text:p>
            <text:p text:style-name="WAWITabStandard"><text:span text:style-name="T2">A-1200 Wien, Höchstädtplatz 24</text:span></text:p>
            <text:p text:style-name="WAWITabStandard"/>
            <text:p text:style-name="WAWITabHeader2">Lieferanschrift</text:p>
            <text:p text:style-name="WAWITabStandard">FHTW GLN</text:p>
            <text:p text:style-name="WAWITabStandard">A-1060 Wien, Mariahilferstraße 37-39</text:p>
          </table:table-cell>
          <table:table-cell table:style-name="BestellinfoTab.B6" office:value-type="string">
            <text:p text:style-name="WAWITabHeader2">BestellerIn</text:p>
            <text:p text:style-name="WAWITabStandard">Gerhard Brandstätter</text:p>
            <text:p text:style-name="WAWITabStandard"/>
            <text:p text:style-name="WAWITabHeader2"><text:span text:style-name="T1">UID-Nummer</text:span></text:p>
            <text:p text:style-name="WAWITabStandard"><text:span text:style-name="T2">ATU434534545</text:span></text:p>
            <text:p text:style-name="WAWITabStandard"><text:span text:style-name="T2"/></text:p>
            <text:p text:style-name="WAWITabHeader2"><text:span text:style-name="T1">Kundennummer</text:span></text:p>
            <text:p text:style-name="WAWITabStandard"><text:span text:style-name="T6">sdfdsfdsfdsf</text:span></text:p>
            <text:p text:style-name="WAWITabStandard"><text:span text:style-name="T6"/></text:p>
            <text:p text:style-name="WAWITabHeader2">Kostenstelle</text:p>
            <text:p text:style-name="WAWITabStandard">243324324 Geschäftsleitung</text:p>
          </table:table-cell>
        </table:table-row>
        <table:table-row>
          <table:table-cell table:style-name="BestellinfoTab.A3" table:number-columns-spanned="2" office:value-type="string">
            <text:p text:style-name="WAWITabHeader1">Produkt, Dienstleistung</text:p>
          </table:table-cell>
          <table:covered-table-cell/>
        </table:table-row>
        <table:table-row>
          <table:table-cell table:style-name="BestellinfoTab.A6" office:value-type="string">
            <text:p text:style-name="WAWITabHeader2">Beschreibung</text:p>
            <text:p text:style-name="WAWITabStandard">Notebook + Zubehör</text:p>
          </table:table-cell>
          <table:table-cell table:style-name="BestellinfoTab.B6" office:value-type="string">
            <text:p text:style-name="WAWITabHeader2">Zuordnung</text:p>
            <text:p text:style-name="WAWITabStandard">Lehre</text:p>
            <text:p text:style-name="P11"/>
            <text:p text:style-name="WAWITabHeader2">Person</text:p>
            <text:p text:style-name="WAWITabStandard">Gerhard Brandstätter</text:p>
          </table:table-cell>
        </table:table-row>
        <table:table-row>
          <table:table-cell table:style-name="BestellinfoTab.A7" office:value-type="string">
            <text:p text:style-name="WAWITabHeader2">Kategorie</text:p>
            <text:p text:style-name="WAWITabStandard">GWG</text:p>
          </table:table-cell>
          <table:table-cell table:style-name="BestellinfoTab.B7" office:value-type="string">
            <text:p text:style-name="WAWITabHeader2">Raum</text:p>
            <text:p text:style-name="WAWITabStandard">706</text:p>
          </table:table-cell>
        </table:table-row>
      </table:table>
      <text:p text:style-name="P1"/>
      <table:table table:name="ArtikelTab" table:style-name="ArtikelTab">
        <table:table-column table:style-name="ArtikelTab.A"/>
        <table:table-column table:style-name="ArtikelTab.B"/>
        <table:table-column table:style-name="ArtikelTab.C"/>
        <table:table-column table:style-name="ArtikelTab.D"/>
        <table:table-column table:style-name="ArtikelTab.E"/>
        <table:table-column table:style-name="ArtikelTab.F"/>
        <table:table-column table:style-name="ArtikelTab.G"/>
        <table:table-column table:style-name="ArtikelTab.H"/>
        <table:table-row>
          <table:table-cell table:style-name="ArtikelTab.A1" office:value-type="string">
            <text:p text:style-name="WAWIArtTabHeader1">Pos</text:p>
          </table:table-cell>
          <table:table-cell table:style-name="ArtikelTab.A1" office:value-type="string">
            <text:p text:style-name="WAWIArtTabHeader1">Menge</text:p>
          </table:table-cell>
          <table:table-cell table:style-name="ArtikelTab.A1" office:value-type="string">
            <text:p text:style-name="WAWIArtTabHeader1">VE</text:p>
          </table:table-cell>
          <table:table-cell table:style-name="ArtikelTab.A1" office:value-type="string">
            <text:p text:style-name="WAWIArtTabHeader1">Bezeichnung</text:p>
          </table:table-cell>
          <table:table-cell table:style-name="ArtikelTab.A1" office:value-type="string">
            <text:p text:style-name="WAWIArtTabHeader1">Art-Nr</text:p>
          </table:table-cell>
          <table:table-cell table:style-name="ArtikelTab.A1" office:value-type="string">
            <text:p text:style-name="WAWIArtTabHeader1">Preis/VE</text:p>
          </table:table-cell>
          <table:table-cell table:style-name="ArtikelTab.A1" office:value-type="string">
            <text:p text:style-name="WAWIArtTabHeader1">Summe [EUR]</text:p>
          </table:table-cell>
          <table:table-cell table:style-name="ArtikelTab.H1" office:value-type="string">
            <text:p text:style-name="WAWIArtTabHeader1">USt</text:p>
          </table:table-cell>
        </table:table-row>
        <table:table-row>
          <table:table-cell table:style-name="ArtikelTab.A2" office:value-type="string">
            <text:p text:style-name="WAWIArtTabZentriert">1</text:p>
          </table:table-cell>
          <table:table-cell table:style-name="ArtikelTab.A2" office:value-type="string">
            <text:p text:style-name="WAWIArtTabZentriert"/>
          </table:table-cell>
          <table:table-cell table:style-name="ArtikelTab.A2" office:value-type="string">
            <text:p text:style-name="WAWIArtTabZentriert"/>
          </table:table-cell>
          <table:table-cell table:style-name="ArtikelTab.A2" office:value-type="string">
            <text:p text:style-name="WAWIArtTabLinks"/>
          </table:table-cell>
          <table:table-cell table:style-name="ArtikelTab.A2" office:value-type="string">
            <text:p text:style-name="P23">art12345</text:p>
          </table:table-cell>
          <table:table-cell table:style-name="ArtikelTab.A2" office:value-type="string">
            <text:p text:style-name="WAWIArtTabRechts">12,33</text:p>
          </table:table-cell>
          <table:table-cell table:style-name="ArtikelTab.A2" office:value-type="string">
            <text:p text:style-name="WAWIArtTabRechts"/>
          </table:table-cell>
          <table:table-cell table:style-name="ArtikelTab.H2" office:value-type="string">
            <text:p text:style-name="WAWIArtTabRechts"/>
          </table:table-cell>
        </table:table-row>
        <table:table-row>
          <table:table-cell table:style-name="ArtikelTab.A2" office:value-type="string">
            <text:p text:style-name="WAWIArtTabZentriert">2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WAWIArtTabZentriert">3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WAWIArtTabZentriert">4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WAWIArtTabZentriert">5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WAWIArtTabZentriert">6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P13">7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P13">8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P13">9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P14">10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P15">11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  <table:table-row>
          <table:table-cell table:style-name="ArtikelTab.A2" office:value-type="string">
            <text:p text:style-name="P13">1<text:span text:style-name="T9">2</text:span></text:p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A2" office:value-type="string">
            <text:p text:style-name="P12"/>
          </table:table-cell>
          <table:table-cell table:style-name="ArtikelTab.H2" office:value-type="string">
            <text:p text:style-name="P12"/>
          </table:table-cell>
        </table:table-row>
      </table:table>
      <text:p text:style-name="P5"><draw:frame draw:style-name="fr1" draw:name="Totals" text:anchor-type="paragraph" svg:x="10.975cm" svg:y="0.473cm" svg:width="6.027cm" draw:z-index="0"><draw:text-box fo:min-height="1.52cm"><text:p text:style-name="P22">Gesamt netto:<text:tab/>0,00<text:line-break/>USt:<text:tab/>0,0<text:line-break/>Gesamt brutto:<text:tab/>0,00</text:p></draw:text-box></draw:frame></text:p>
      <table:table table:name="ErstelltAmTab" table:style-name="ErstelltAmTab">
        <table:table-column table:style-name="ErstelltAmTab.A"/>
        <table:table-column table:style-name="ErstelltAmTab.B"/>
        <table:table-row>
          <table:table-cell table:style-name="ErstelltAmTab.A1" office:value-type="string">
            <text:p text:style-name="P7">Erstellt am</text:p>
          </table:table-cell>
          <table:table-cell table:style-name="ErstelltAmTab.B1" office:value-type="string">
            <text:p text:style-name="P7">30.12.2015</text:p>
          </table:table-cell>
        </table:table-row>
        <table:table-row>
          <table:table-cell table:style-name="ErstelltAmTab.A2" office:value-type="string">
            <text:p text:style-name="P7">Wien am</text:p>
          </table:table-cell>
          <table:table-cell table:style-name="ErstelltAmTab.B2" office:value-type="string">
            <text:p text:style-name="P7">30.12.2015</text:p>
          </table:table-cell>
        </table:table-row>
        <table:table-row>
          <table:table-cell table:style-name="ErstelltAmTab.B2" table:number-columns-spanned="2" office:value-type="string">
            <text:p text:style-name="P7">Zentraleinkauf:</text:p>
            <text:p text:style-name="P7"/>
            <text:p text:style-name="P16"/>
            <text:p text:style-name="P20"/>
          </table:table-cell>
          <table:covered-table-cell/>
        </table:table-row>
      </table:table>
      <text:p text:style-name="P2"><draw:frame draw:style-name="fr2" draw:name="Signatur" text:anchor-type="paragraph" svg:x="7.777cm" svg:y="0.12cm" svg:width="9.084cm" draw:z-index="1"><draw:text-box fo:min-height="0.882cm"><text:p text:style-name="P21">Unterschrift Kostenstellenverantwortlich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AWITabHeader1" style:family="paragraph" style:parent-style-name="Table_20_Contents">
      <style:text-properties style:font-name="Arial" fo:font-family="Arial" style:font-family-generic="swiss" style:font-pitch="variable" fo:font-size="12pt" fo:font-weight="bold" officeooo:rsid="0028e574" fo:background-color="transparent" style:font-size-asian="12pt" style:font-weight-asian="bold" style:font-size-complex="12pt" style:font-weight-complex="bold"/>
    </style:style>
    <style:style style:name="WAWITabHeader2" style:family="paragraph" style:parent-style-name="Table_20_Contents">
      <style:text-properties style:font-name="Arial" fo:font-family="Arial" style:font-family-generic="swiss" style:font-pitch="variable" fo:font-size="10pt" fo:font-weight="bold" officeooo:rsid="0028e574" fo:background-color="transparent" style:font-size-asian="10pt" style:font-weight-asian="bold" style:font-size-complex="10pt" style:font-weight-complex="bold"/>
    </style:style>
    <style:style style:name="WAWITabStandard" style:family="paragraph" style:parent-style-name="Table_20_Contents">
      <style:text-properties style:font-name="Arial" fo:font-family="Arial" style:font-family-generic="swiss" style:font-pitch="variable" fo:font-size="9pt" fo:font-weight="normal" officeooo:rsid="0028e574" fo:background-color="transparent" style:font-size-asian="9pt" style:font-weight-asian="normal" style:font-size-complex="9pt" style:font-weight-complex="normal"/>
    </style:style>
    <style:style style:name="WAWIArtTabHeader1" style:family="paragraph" style:parent-style-name="Table_20_Contents">
      <style:paragraph-properties fo:text-align="center" style:justify-single-word="false"/>
      <style:text-properties style:font-name="Arial" fo:font-family="Arial" style:font-family-generic="swiss" style:font-pitch="variable" fo:font-size="9pt" fo:font-weight="bold" officeooo:rsid="003a4fb7" style:font-size-asian="9pt" style:font-weight-asian="bold" style:font-size-complex="9pt" style:font-weight-complex="bold"/>
    </style:style>
    <style:style style:name="WAWIArtTabZentriert" style:family="paragraph" style:parent-style-name="Table_20_Contents">
      <style:paragraph-properties fo:text-align="center" style:justify-single-word="false"/>
      <style:text-properties style:font-name="Arial" fo:font-family="Arial" style:font-family-generic="swiss" style:font-pitch="variable" fo:font-size="9pt" officeooo:rsid="0048e905" style:font-size-asian="9pt" style:font-size-complex="9pt"/>
    </style:style>
    <style:style style:name="WAWIArtTabLinks" style:family="paragraph" style:parent-style-name="Table_20_Contents">
      <style:text-properties style:font-name="Arial" fo:font-family="Arial" style:font-family-generic="swiss" style:font-pitch="variable" fo:font-size="9pt" style:font-size-asian="9pt" style:font-size-complex="9pt"/>
    </style:style>
    <style:style style:name="WAWIArtTabRechts" style:family="paragraph" style:parent-style-name="Table_20_Contents">
      <style:paragraph-properties fo:text-align="end" style:justify-single-word="false">
        <style:tab-stops>
          <style:tab-stop style:position="1.275cm"/>
        </style:tab-stops>
      </style:paragraph-properties>
      <style:text-properties style:font-name="Arial" fo:font-family="Arial" style:font-family-generic="swiss" style:font-pitch="variable" fo:font-size="9pt" officeooo:rsid="005dacbc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KopfTab" style:family="table" style:master-page-name="">
      <style:table-properties style:width="16.993cm" style:page-number="auto" table:align="left" style:shadow="none"/>
    </style:style>
    <style:style style:name="KopfTab.A" style:family="table-column">
      <style:table-column-properties style:column-width="5.403cm"/>
    </style:style>
    <style:style style:name="KopfTab.B" style:family="table-column">
      <style:table-column-properties style:column-width="0.191cm"/>
    </style:style>
    <style:style style:name="KopfTab.C" style:family="table-column">
      <style:table-column-properties style:column-width="6.502cm"/>
    </style:style>
    <style:style style:name="KopfTab.D" style:family="table-column">
      <style:table-column-properties style:column-width="4.898cm"/>
    </style:style>
    <style:style style:name="KopfTab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line-height="150%" fo:text-indent="-0.199cm" style:auto-text-indent="false" style:shadow="none" text:number-lines="false" text:line-number="0"/>
      <style:text-properties style:font-name="Arial" officeooo:rsid="00307d23" officeooo:paragraph-rsid="00307d23"/>
    </style:style>
    <style:style style:name="MP2" style:family="paragraph" style:parent-style-name="Standard">
      <loext:graphic-properties draw:fill="none"/>
      <style:paragraph-properties fo:margin-left="0.199cm" fo:margin-right="0cm" fo:line-height="100%" fo:text-indent="-0.199cm" style:auto-text-indent="false" style:shadow="none" text:number-lines="false" text:line-number="0">
        <style:tab-stops/>
      </style:paragraph-properties>
      <style:text-properties style:font-name="Arial" fo:font-size="10pt" fo:font-weight="normal" officeooo:rsid="003c4757" officeooo:paragraph-rsid="004e8662" style:font-size-asian="10pt" style:font-weight-asian="normal" style:font-size-complex="10pt" style:font-weight-complex="normal"/>
    </style:style>
    <style:style style:name="MP3" style:family="paragraph" style:parent-style-name="Table_20_Contents">
      <style:text-properties style:font-name="Arial" fo:font-size="10pt" officeooo:rsid="00307d23" officeooo:paragraph-rsid="00307d23" style:font-size-asian="10pt" style:font-size-complex="10pt"/>
    </style:style>
    <style:style style:name="MP4" style:family="paragraph" style:parent-style-name="Table_20_Contents">
      <style:text-properties style:font-name="Arial" fo:font-size="10pt" fo:font-weight="bold" officeooo:rsid="00307d23" officeooo:paragraph-rsid="00307d23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style:font-name="Arial" officeooo:rsid="00307d23" officeooo:paragraph-rsid="00307d23"/>
    </style:style>
    <style:style style:name="MP6" style:family="paragraph" style:parent-style-name="Standard">
      <loext:graphic-properties draw:fill="none"/>
      <style:paragraph-properties fo:margin-left="0.199cm" fo:margin-right="0cm" fo:line-height="100%" fo:text-indent="-0.199cm" style:auto-text-indent="false" style:shadow="none" text:number-lines="false" text:line-number="0">
        <style:tab-stops/>
      </style:paragraph-properties>
      <style:text-properties style:font-name="Arial" fo:font-size="9pt" fo:font-weight="bold" officeooo:rsid="003c4757" officeooo:paragraph-rsid="004e8662" fo:background-color="#eeeeee" style:font-size-asian="9pt" style:font-weight-asian="bold" style:font-size-complex="9pt" style:font-weight-complex="bold"/>
    </style:style>
    <style:style style:name="MT1" style:family="text">
      <style:text-properties fo:font-size="16pt" fo:font-weight="bold" style:font-size-asian="16pt" style:font-weight-asian="bold" style:font-size-complex="16pt" style:font-weight-complex="bold" fo:padding="0.101cm" fo:border="0.99pt solid #000000" style:shadow="none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run-through="foreground" style:wrap="none" style:vertical-pos="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3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KopfTab" table:style-name="KopfTab">
          <table:table-column table:style-name="KopfTab.A"/>
          <table:table-column table:style-name="KopfTab.B"/>
          <table:table-column table:style-name="KopfTab.C"/>
          <table:table-column table:style-name="KopfTab.D"/>
          <table:table-row>
            <table:table-cell table:style-name="KopfTab.A1" office:value-type="string">
              <text:p text:style-name="MP1"><text:span text:style-name="MT1">Bestellschein</text:span><text:line-break/>Nr.: 3245345435</text:p>
              <text:p text:style-name="MP2"/>
            </table:table-cell>
            <table:table-cell table:style-name="KopfTab.A1" office:value-type="string">
              <text:p text:style-name="MP3">Kontakt:</text:p>
            </table:table-cell>
            <table:table-cell table:style-name="KopfTab.A1" office:value-type="string">
              <text:p text:style-name="MP4">FH Technikum Wien/Zentraleinkauf</text:p>
              <text:p text:style-name="MP5"><text:span text:style-name="MT2">Leitung: Michaela Ribisch<text:line-break/></text:span><text:a xlink:type="simple" xlink:href="mailto:einkauf@technikum-wien.at" text:style-name="Internet_20_link" text:visited-style-name="Visited_20_Internet_20_Link"><text:span text:style-name="MT2">einkauf@technikum-wien.at</text:span></text:a><text:span text:style-name="MT2"><text:line-break/>Tel.: +43 333 40 77 DW 212</text:span></text:p>
            </table:table-cell>
            <table:table-cell table:style-name="KopfTab.A1" office:value-type="string">
              <text:p text:style-name="Table_20_Contents"><draw:frame draw:style-name="Mfr1" draw:name="LogoBild" text:anchor-type="paragraph" svg:width="4.417cm" svg:height="2.355cm" draw:z-index="2"><draw:image xlink:href="Pictures/100002010000012C000000A070EBD117.png" xlink:type="simple" xlink:show="embed" xlink:actuate="onLoad"/></draw:frame></text:p>
            </table:table-cell>
          </table:table-row>
        </table:table>
        <text:p text:style-name="MP6"><text:s/><text:span text:style-name="MT3">Wir bitten um Angabe unserer Bestellnummer auf Rechnung und Lieferschein!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00:41:02.984979608</meta:creation-date>
    <meta:generator>LibreOffice/4.4.5.2$Linux_X86_64 LibreOffice_project/40m0$Build-2</meta:generator>
    <dc:date>2015-12-31T21:34:40.971750938</dc:date>
    <meta:editing-duration>PT4H15M13S</meta:editing-duration>
    <meta:editing-cycles>73</meta:editing-cycles>
    <meta:document-statistic meta:table-count="4" meta:image-count="1" meta:object-count="0" meta:page-count="1" meta:paragraph-count="70" meta:word-count="123" meta:character-count="968" meta:non-whitespace-character-count="914"/>
  </office:meta>
</office:document-meta>
</file>